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9953in"/>
    </style:style>
    <style:style style:name="co4" style:family="table-column">
      <style:table-column-properties fo:break-before="auto" style:column-width="3.9118in"/>
    </style:style>
    <style:style style:name="co5" style:family="table-column">
      <style:table-column-properties fo:break-before="auto" style:column-width="4.3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ines to visit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pper/tin</text:p>
          </table:table-cell>
          <table:table-cell office:value-type="string">
            <text:p>-630, -8400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Diamond</text:p>
          </table:table-cell>
          <table:table-cell office:value-type="string">
            <text:p>-1300, -6797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luminium</text:p>
          </table:table-cell>
          <table:table-cell office:value-type="string">
            <text:p>-234, -4602</text:p>
          </table:table-cell>
          <table:table-cell/>
        </table:table-row>
        <table:table-row table:style-name="ro1">
          <table:table-cell office:value-type="string">
            <text:p>Antimony</text:p>
          </table:table-cell>
          <table:table-cell office:value-type="string">
            <text:p>-958, -6592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Cobalt</text:p>
          </table:table-cell>
          <table:table-cell office:value-type="string">
            <text:p>-974, -6592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-1744, -626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1220, -6304</text:p>
          </table:table-cell>
          <table:table-cell/>
        </table:table-row>
        <table:table-row table:style-name="ro1">
          <table:table-cell office:value-type="string">
            <text:p>Lead</text:p>
          </table:table-cell>
          <table:table-cell office:value-type="string">
            <text:p>-1216, -70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Magnesium</text:p>
          </table:table-cell>
          <table:table-cell office:value-type="string">
            <text:p>-236, -4584</text:p>
          </table:table-cell>
          <table:table-cell/>
        </table:table-row>
        <table:table-row table:style-name="ro1">
          <table:table-cell office:value-type="string">
            <text:p>Nickel</text:p>
          </table:table-cell>
          <table:table-cell office:value-type="string">
            <text:p>-2388, -6470</text:p>
          </table:table-cell>
          <table:table-cell/>
        </table:table-row>
        <table:table-row table:style-name="ro1">
          <table:table-cell office:value-type="string">
            <text:p>Plat</text:p>
          </table:table-cell>
          <table:table-cell office:value-type="string">
            <text:p>-1240, -6938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-1730, -626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368, -5939</text:p>
          </table:table-cell>
          <table:table-cell/>
        </table:table-row>
        <table:table-row table:style-name="ro1">
          <table:table-cell office:value-type="string">
            <text:p>Zinc</text:p>
          </table:table-cell>
          <table:table-cell office:value-type="string">
            <text:p>-1182, -7066</text:p>
          </table:table-cell>
          <table:table-cell office:value-type="string">
            <text:p>Done</text:p>
          </table:table-cell>
        </table:table-row>
      </table:table>
      <table:table table:name="Bases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ega57d34528925729e023055d3acddb4f997dbfb960.ega</text:p>
          </table:table-cell>
          <table:table-cell/>
        </table:table-row>
        <table:table-row table:style-name="ro1">
          <table:table-cell office:value-type="string">
            <text:p>ega64f7ad9f469f64592b3f2f8d4bae45effb691945.ega</text:p>
          </table:table-cell>
          <table:table-cell/>
        </table:table-row>
        <table:table-row table:style-name="ro1">
          <table:table-cell office:value-type="string">
            <text:p>ega7669ab3efe7d5fa106b494c219a851ed3138dc4e.ega</text:p>
          </table:table-cell>
          <table:table-cell/>
        </table:table-row>
        <table:table-row table:style-name="ro1">
          <table:table-cell office:value-type="string">
            <text:p>ega7988ccaeb24b25da8b120e5f51ee834dd7a0172e.ega</text:p>
          </table:table-cell>
          <table:table-cell office:value-type="string">
            <text:p>2.37MB</text:p>
          </table:table-cell>
        </table:table-row>
        <table:table-row table:style-name="ro1">
          <table:table-cell office:value-type="string">
            <text:p>egac060d8ebd30df0da52d21e8902637023ca68af9b.ega</text:p>
          </table:table-cell>
          <table:table-cell office:value-type="string">
            <text:p>2.38 MB</text:p>
          </table:table-cell>
        </table:table-row>
        <table:table-row table:style-name="ro1">
          <table:table-cell office:value-type="string">
            <text:p>egac07a0671c5c23dcd5ab488970e4b525f742d54a1.ega</text:p>
          </table:table-cell>
          <table:table-cell/>
        </table:table-row>
        <table:table-row table:style-name="ro1">
          <table:table-cell office:value-type="string">
            <text:p>egae00b6cebbac734624481d6d3a151b7394581da51.ega</text:p>
          </table:table-cell>
          <table:table-cell/>
        </table:table-row>
      </table:table>
      <table:table table:name="Stones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ega172c0759ec76719fbe318b13c9f8efcc3b1ad209.ega</text:p>
          </table:table-cell>
          <table:table-cell/>
        </table:table-row>
        <table:table-row table:style-name="ro1">
          <table:table-cell office:value-type="string">
            <text:p>ega3bb14029bcaeef26dd8115d5d25885b96f8d1425.ega</text:p>
          </table:table-cell>
          <table:table-cell/>
        </table:table-row>
        <table:table-row table:style-name="ro1">
          <table:table-cell office:value-type="string">
            <text:p>ega646965f6d468ca5b4fcafb53982b53f31249c128.ega</text:p>
          </table:table-cell>
          <table:table-cell/>
        </table:table-row>
        <table:table-row table:style-name="ro1">
          <table:table-cell office:value-type="string">
            <text:p>ega9f23b08c96d3253b2c137dd5d884e3f2ff939563.ega</text:p>
          </table:table-cell>
          <table:table-cell/>
        </table:table-row>
        <table:table-row table:style-name="ro1">
          <table:table-cell office:value-type="string">
            <text:p>egaad40db46860cd7f1c87f0d65eb00b035c50655fb.ega</text:p>
          </table:table-cell>
          <table:table-cell/>
        </table:table-row>
        <table:table-row table:style-name="ro1">
          <table:table-cell office:value-type="string">
            <text:p>egae60f3a405a668ab4a61da9b75851793ccb6686db.ega</text:p>
          </table:table-cell>
          <table:table-cell office:value-type="string">
            <text:p>2.37MB</text:p>
          </table:table-cell>
        </table:table-row>
        <table:table-row table:style-name="ro1">
          <table:table-cell office:value-type="string">
            <text:p>egaf104c2d2cc65c57cad1bced1341fca259ea439a2.ega</text:p>
          </table:table-cell>
          <table:table-cell/>
        </table:table-row>
        <table:table-row table:style-name="ro1">
          <table:table-cell office:value-type="string">
            <text:p>egafd3b5056fe7a4ba7b2bf2228725e6aa301392d58.ega</text:p>
          </table:table-cell>
          <table:table-cell office:value-type="string">
            <text:p>2.37 MB</text:p>
          </table:table-cell>
        </table:table-row>
      </table:table>
      <table:table table:name="Gems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ga0befaaa0865ee0fc05047922dfe9d10428e7e1ec.ega</text:p>
          </table:table-cell>
          <table:table-cell/>
        </table:table-row>
        <table:table-row table:style-name="ro1">
          <table:table-cell office:value-type="string">
            <text:p>ega965320d9500c7e3c3a47be0509384b6714dd1ef6.ega</text:p>
          </table:table-cell>
          <table:table-cell/>
        </table:table-row>
        <table:table-row table:style-name="ro1">
          <table:table-cell office:value-type="string">
            <text:p>egaa046e586cf1cd33bb49a6e24a966fe556785dd68.ega</text:p>
          </table:table-cell>
          <table:table-cell/>
        </table:table-row>
        <table:table-row table:style-name="ro1">
          <table:table-cell office:value-type="string">
            <text:p>egadc2cb7777aa24508e35c1aeaa1d69410e0e75d45.ega</text:p>
          </table:table-cell>
          <table:table-cell/>
        </table:table-row>
        <table:table-row table:style-name="ro1">
          <table:table-cell office:value-type="string">
            <text:p>egae59b4e3bd7d8cfc2e857258c94c0c443221afa58.ega</text:p>
          </table:table-cell>
          <table:table-cell office:value-type="string">
            <text:p>111Kb</text:p>
          </table:table-cell>
        </table:table-row>
        <table:table-row table:style-name="ro1">
          <table:table-cell office:value-type="string">
            <text:p>egae60f3a405a668ab4a61da9b75851793ccb6686db.ega </text:p>
          </table:table-cell>
          <table:table-cell office:value-type="string">
            <text:p>113KB</text:p>
          </table:table-cell>
        </table:table-row>
        <table:table-row table:style-name="ro1">
          <table:table-cell office:value-type="string">
            <text:p>egaf8ede9c0dbaa934fb5305e89b82633e9a8fa4420.ega</text:p>
          </table:table-cell>
          <table:table-cell office:value-type="string">
            <text:p>112kb</text:p>
          </table:table-cell>
        </table:table-row>
      </table:table>
      <table:database-ranges>
        <table:database-range table:target-range-address="Bases.A1:Bases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/10/2020</text:date>, <text:time>12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Whiteside</meta:initial-creator>
    <meta:creation-date>2020-10-07T21:34:20.65</meta:creation-date>
    <dc:date>2020-10-10T12:25:40.83</dc:date>
    <dc:creator>Bob Whiteside</dc:creator>
    <meta:editing-duration>PT19H2M49S</meta:editing-duration>
    <meta:editing-cycles>7</meta:editing-cycles>
    <meta:generator>OpenOffice/4.1.3$Win32 OpenOffice.org_project/413m1$Build-9783</meta:generator>
    <meta:document-statistic meta:table-count="4" meta:cell-count="65" meta:object-count="0"/>
  </office:meta>
</office:document-meta>
</file>